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433" officeooo:paragraph-rsid="001e6433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text-properties fo:color="#ff0000" officeooo:rsid="001e6433" officeooo:paragraph-rsid="001e6433"/>
    </style:style>
    <style:style style:name="P4" style:family="paragraph" style:parent-style-name="Standard">
      <style:paragraph-properties fo:text-align="center" style:justify-single-word="false"/>
      <style:text-properties fo:color="#ff0000" fo:font-size="14pt" officeooo:rsid="001e6433" officeooo:paragraph-rsid="001e6433" style:font-size-asian="14pt" style:font-size-complex="14pt"/>
    </style:style>
    <style:style style:name="P5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252525" style:font-name="sans-serif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style:line-height-at-least="0.2291in" fo:widows="1" fo:text-indent="0in" style:auto-text-indent="false" fo:padding="0in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in" style:contextual-spacing="false" style:line-height-at-least="0.2291in" fo:widows="1" fo:padding="0in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T1" style:family="text">
      <style:text-properties officeooo:rsid="001e6433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aph Traversal</text:p>
      <text:p text:style-name="P2"/>
      <text:p text:style-name="P2"><text:span text:style-name="T1">DFS:</text:span></text:p>
      <text:p text:style-name="Standard"/>
      <text:p text:style-name="P1">Input: A graph G and a vertex v of G.</text:p>
      <text:p text:style-name="P1">Output: A labeling of the edges in the connected component of v as discovery edges and back edges.</text:p>
      <text:p text:style-name="P1"/>
      <text:p text:style-name="P1">1 procedure DFS(G, v):</text:p>
      <text:p text:style-name="P1">2 <text:s text:c="4"/>label v as explored</text:p>
      <text:p text:style-name="P1">3 <text:s text:c="4"/>for all edges e in G.incidentEdges(v) do</text:p>
      <text:p text:style-name="P1">4 <text:s text:c="8"/>if edge e is unexplored then</text:p>
      <text:p text:style-name="P1">5 <text:s text:c="12"/>w ← G.adjacentVertex(v, e)</text:p>
      <text:p text:style-name="P1">6 <text:s text:c="12"/>if vertex w is unexplored then</text:p>
      <text:p text:style-name="P1">7 <text:s text:c="16"/>label e as a discovered edge</text:p>
      <text:p text:style-name="P1">8 <text:s text:c="16"/>recursively call DFS(G, w)</text:p>
      <text:p text:style-name="P1">9 <text:s text:c="12"/>else</text:p>
      <text:p text:style-name="P1">10 <text:s text:c="14"/>label e as a back edge</text:p>
      <text:p text:style-name="P1"/>
      <text:p text:style-name="P3"/>
      <text:p text:style-name="P3">BFS:</text:p>
      <text:p text:style-name="P1"/>
      <text:p text:style-name="P1">A breadth-first search (BFS) is another technique for traversing a finite graph. BFS visits the neighbor vertices before visiting the child vertices, and a queue is used in the search process. This algorithm is often used to find the shortest path from one vertex to another.</text:p>
      <text:p text:style-name="P1"></text:p>
      <text:p text:style-name="P1">Pseudocode[edit]</text:p>
      <text:p text:style-name="P1">Input: A graph G and a vertex v of G.</text:p>
      <text:p text:style-name="P1">Output: The closest vertex to v satisfying some conditions, or null if no such a vertex exists.</text:p>
      <text:p text:style-name="P1"/>
      <text:p text:style-name="P1">1 procedure BFS(G, v):</text:p>
      <text:p text:style-name="P1">2 <text:s text:c="4"/>create a queue Q</text:p>
      <text:p text:style-name="P1">3 <text:s text:c="4"/>enqueue v onto Q</text:p>
      <text:p text:style-name="P1">4 <text:s text:c="4"/>mark v</text:p>
      <text:p text:style-name="P1">5 <text:s text:c="4"/>while Q is not empty:</text:p>
      <text:p text:style-name="P1">6 <text:s text:c="8"/>t ← Q.dequeue()</text:p>
      <text:p text:style-name="P1">7 <text:s text:c="8"/>if t is what we are looking for:</text:p>
      <text:p text:style-name="P1">8 <text:s text:c="12"/>return t</text:p>
      <text:p text:style-name="P1">9 <text:s text:c="8"/>for all edges e in G.adjacentEdges(t) do</text:p>
      <text:p text:style-name="P1">12 <text:s text:c="11"/>o ← G.adjacentVertex(t, e)</text:p>
      <text:p text:style-name="P1">13 <text:s text:c="11"/>if o is not marked:</text:p>
      <text:p text:style-name="P1">14 <text:s text:c="15"/>mark o</text:p>
      <text:p text:style-name="P1">15 <text:s text:c="15"/>enqueue o onto Q</text:p>
      <text:p text:style-name="P1">16 <text:s text:c="4"/>return nul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1:24:05.260800001</meta:creation-date>
    <dc:date>2016-10-31T17:58:50.552097930</dc:date>
    <meta:editing-duration>PT6H34M20S</meta:editing-duration>
    <meta:editing-cycles>3</meta:editing-cycles>
    <meta:generator>LibreOffice/4.2.8.2$Linux_X86_64 LibreOffice_project/420m0$Build-2</meta:generator>
    <meta:print-date>2016-10-31T11:57:16.867344047</meta:print-date>
    <meta:document-statistic meta:table-count="0" meta:image-count="0" meta:object-count="0" meta:page-count="2" meta:paragraph-count="34" meta:word-count="232" meta:character-count="1365" meta:non-whitespace-character-count="931"/>
  </office:meta>
</office:document-meta>
</file>